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825cm" fo:min-width="0.135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468cm" fo:min-width="0.13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468cm" fo:min-width="0.135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468cm" fo:min-width="0.13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469cm" fo:min-width="0.13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584cm" fo:min-width="0.135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385cm" fo:min-width="0.13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385cm" fo:min-width="0.135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385cm" fo:min-width="0.135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385cm" fo:min-width="0.13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37" style:family="graphic" style:parent-style-name="standard">
      <style:graphic-properties draw:stroke="none" draw:fill="none" fo:min-height="1.09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  <style:paragraph-properties style:writing-mode="lr-tb"/>
    </style:style>
    <style:style style:name="gr39" style:family="graphic">
      <style:graphic-properties style:protect="size"/>
    </style:style>
    <style:style style:name="pr1" style:family="presentation" style:parent-style-name="Титульный_20_слайд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g draw:name="Группа 26">
          <draw:custom-shape draw:name="TextBox 3" draw:style-name="gr1" draw:text-style-name="P2" draw:layer="layout" svg:width="4.903cm" svg:height="1.011cm" svg:x="1.063cm" svg:y="0cm">
            <text:p text:style-name="P1"><text:span text:style-name="T1">Вход: <text:s/>2 стек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Группа 10">
            <draw:custom-shape draw:name="Прямоугольник 4" draw:style-name="gr2" draw:text-style-name="P4" draw:layer="layout" svg:width="0.634cm" svg:height="0.634cm" svg:x="1.063cm" svg:y="5.548cm">
              <text:p text:style-name="P3"><text:span text:style-name="T2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5" draw:style-name="gr3" draw:text-style-name="P4" draw:layer="layout" svg:width="0.634cm" svg:height="0.634cm" svg:x="1.063cm" svg:y="3.714cm">
              <text:p text:style-name="P3"><text:span text:style-name="T2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6" draw:style-name="gr4" draw:text-style-name="P4" draw:layer="layout" svg:width="0.634cm" svg:height="0.634cm" svg:x="1.063cm" svg:y="4.948cm">
              <text:p text:style-name="P3"><text:span text:style-name="T2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8" draw:style-name="gr5" draw:text-style-name="P4" draw:layer="layout" svg:width="0.634cm" svg:height="0.634cm" svg:x="1.063cm" svg:y="4.349cm">
              <text:p text:style-name="P3"><text:span text:style-name="T2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9" draw:style-name="gr6" draw:text-style-name="P5" draw:layer="layout" svg:width="0.634cm" svg:height="1.833cm" svg:x="1.063cm" svg:y="1.87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Группа 17">
            <draw:custom-shape draw:name="Прямоугольник 16" draw:style-name="gr6" draw:text-style-name="P5" draw:layer="layout" svg:width="0.634cm" svg:height="1.833cm" svg:x="4.591cm" svg:y="1.87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12" draw:style-name="gr7" draw:text-style-name="P4" draw:layer="layout" svg:width="0.634cm" svg:height="0.634cm" svg:x="4.591cm" svg:y="4.913cm">
              <text:p text:style-name="P3"><text:span text:style-name="T2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13" draw:style-name="gr8" draw:text-style-name="P4" draw:layer="layout" svg:width="0.634cm" svg:height="0.634cm" svg:x="4.591cm" svg:y="3.079cm">
              <text:p text:style-name="P3"><text:span text:style-name="T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14" draw:style-name="gr9" draw:text-style-name="P4" draw:layer="layout" svg:width="0.634cm" svg:height="0.634cm" svg:x="4.591cm" svg:y="4.313cm">
              <text:p text:style-name="P3"><text:span text:style-name="T2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15" draw:style-name="gr10" draw:text-style-name="P4" draw:layer="layout" svg:width="0.634cm" svg:height="0.634cm" svg:x="4.591cm" svg:y="3.714cm">
              <text:p text:style-name="P3"><text:span text:style-name="T2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Прямая со стрелкой 19" draw:style-name="gr11" draw:text-style-name="P6" draw:layer="layout" svg:width="2.133cm" svg:height="0.852cm" svg:x="1.377cm" svg:y="1.02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Прямая со стрелкой 20" draw:style-name="gr11" draw:text-style-name="P6" draw:layer="layout" svg:width="1.392cm" svg:height="0.852cm" svg:x="3.515cm" svg:y="1.026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Группа 2">
            <draw:custom-shape draw:name="Прямоугольник 11" draw:style-name="gr12" draw:text-style-name="P5" draw:layer="layout" svg:width="0.634cm" svg:height="2.074cm" svg:x="2.466cm" svg:y="13.3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17" draw:style-name="gr13" draw:text-style-name="P4" draw:layer="layout" svg:width="0.634cm" svg:height="0.717cm" svg:x="2.466cm" svg:y="16.783cm">
              <text:p text:style-name="P3"><text:span text:style-name="T2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18" draw:style-name="gr14" draw:text-style-name="P4" draw:layer="layout" svg:width="0.634cm" svg:height="0.717cm" svg:x="2.466cm" svg:y="14.708cm">
              <text:p text:style-name="P3"><text:span text:style-name="T2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19" draw:style-name="gr15" draw:text-style-name="P4" draw:layer="layout" svg:width="0.634cm" svg:height="0.717cm" svg:x="2.466cm" svg:y="16.104cm">
              <text:p text:style-name="P3"><text:span text:style-name="T2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20" draw:style-name="gr16" draw:text-style-name="P4" draw:layer="layout" svg:width="0.634cm" svg:height="0.718cm" svg:x="2.466cm" svg:y="15.426cm">
              <text:p text:style-name="P3"><text:span text:style-name="T2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Группа 1">
            <draw:custom-shape draw:name="Прямоугольник 1" draw:style-name="gr17" draw:text-style-name="P5" draw:layer="layout" svg:width="0.634cm" svg:height="1.833cm" svg:x="2.466cm" svg:y="11.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2" draw:style-name="gr18" draw:text-style-name="P4" draw:layer="layout" svg:width="0.634cm" svg:height="0.634cm" svg:x="2.466cm" svg:y="14.074cm">
              <text:p text:style-name="P3"><text:span text:style-name="T2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3" draw:style-name="gr19" draw:text-style-name="P4" draw:layer="layout" svg:width="0.634cm" svg:height="0.634cm" svg:x="2.466cm" svg:y="12.24cm">
              <text:p text:style-name="P3"><text:span text:style-name="T2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7" draw:style-name="gr20" draw:text-style-name="P4" draw:layer="layout" svg:width="0.634cm" svg:height="0.634cm" svg:x="2.466cm" svg:y="13.474cm">
              <text:p text:style-name="P3"><text:span text:style-name="T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10" draw:style-name="gr21" draw:text-style-name="P4" draw:layer="layout" svg:width="0.634cm" svg:height="0.634cm" svg:x="2.466cm" svg:y="12.875cm">
              <text:p text:style-name="P3"><text:span text:style-name="T2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Группа 34">
          <draw:custom-shape draw:name="Ромб 28" draw:style-name="gr22" draw:text-style-name="P4" draw:layer="layout" svg:width="4.903cm" svg:height="2.263cm" svg:x="14.483cm" svg:y="1.452cm">
            <text:p text:style-name="P3"><text:span text:style-name="T1">2 стека</text:span></text:p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Ромб 29" draw:style-name="gr23" draw:text-style-name="P4" draw:layer="layout" svg:width="4.903cm" svg:height="2.263cm" svg:x="14.48cm" svg:y="11.596cm">
            <text:p text:style-name="P3"><text:span text:style-name="T1">2-ой с</text:span></text:p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Ромб 30" draw:style-name="gr24" draw:text-style-name="P4" draw:layer="layout" svg:width="4.903cm" svg:height="2.263cm" svg:x="14.48cm" svg:y="4.848cm">
            <text:p text:style-name="P3"><text:span text:style-name="T1">3 стек</text:span></text:p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Ромб 31" draw:style-name="gr25" draw:text-style-name="P4" draw:layer="layout" svg:width="4.903cm" svg:height="2.263cm" svg:x="14.48cm" svg:y="8.222cm">
            <text:p text:style-name="P3"><text:span text:style-name="T1">1-ый с</text:span></text:p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Ромб 33" draw:style-name="gr26" draw:text-style-name="P4" draw:layer="layout" svg:width="4.903cm" svg:height="2.263cm" svg:x="14.483cm" svg:y="14.843cm">
            <text:p text:style-name="P3"><text:span text:style-name="T1">1 и 2 стек</text:span></text:p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custom-shape draw:name="Прямая со стрелкой 36" draw:style-name="gr27" draw:text-style-name="P6" draw:layer="layout" svg:width="0.002cm" svg:height="1.131cm" svg:x="16.932cm" svg:y="3.7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37" draw:style-name="gr27" draw:text-style-name="P6" draw:layer="layout" svg:width="0.002cm" svg:height="1.131cm" svg:x="16.93cm" svg:y="7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38" draw:style-name="gr27" draw:text-style-name="P6" draw:layer="layout" svg:width="0.002cm" svg:height="1.131cm" svg:x="16.933cm" svg:y="10.4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39" draw:style-name="gr27" draw:text-style-name="P6" draw:layer="layout" svg:width="0.002cm" svg:height="1.131cm" svg:x="16.937cm" svg:y="13.8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Соединительная линия уступом 41" draw:style-name="gr27" draw:text-style-name="P6" draw:layer="layout" svg:width="0.034cm" svg:height="13.389cm" draw:transform="rotate (-3.14159265358979) translate (14.518cm 15.975cm)">
          <text:p/>
          <draw:enhanced-geometry draw:mirror-horizontal="false" draw:mirror-vertical="false" svg:viewBox="0 0 0 0" draw:text-areas="0 0 ?f2 ?f3" draw:type="ooxml-bentConnector3" draw:modifiers="1734285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Соединительная линия уступом 43" draw:style-name="gr27" draw:text-style-name="P6" draw:layer="layout" svg:width="0.002cm" svg:height="3.395cm" svg:x="19.384cm" svg:y="2.58cm">
          <text:p/>
          <draw:enhanced-geometry draw:mirror-horizontal="false" draw:mirror-vertical="true" svg:viewBox="0 0 0 0" draw:text-areas="0 0 ?f2 ?f3" draw:type="ooxml-bentConnector3" draw:modifiers="11613461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Соединительная линия уступом 47" draw:style-name="gr27" draw:text-style-name="P6" draw:layer="layout" svg:width="0.034cm" svg:height="3.373cm" draw:transform="rotate (-3.14159265358979) translate (14.516cm 9.354cm)">
          <text:p/>
          <draw:enhanced-geometry draw:mirror-horizontal="false" draw:mirror-vertical="false" svg:viewBox="0 0 0 0" draw:text-areas="0 0 ?f2 ?f3" draw:type="ooxml-bentConnector3" draw:modifiers="568571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Box 53" draw:style-name="gr28" draw:text-style-name="P2" draw:layer="layout" svg:width="4.53cm" svg:height="1.433cm" svg:x="17.083cm" svg:y="3.396cm">
          <text:p text:style-name="P1"><text:span text:style-name="T3">наименьший из двух элем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29" draw:text-style-name="P2" draw:layer="layout" svg:width="4.53cm" svg:height="0.841cm" svg:x="17.119cm" svg:y="7.18cm">
          <text:p text:style-name="P1"><text:span text:style-name="T3">элемен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0" draw:text-style-name="P2" draw:layer="layout" svg:width="4.53cm" svg:height="1.433cm" svg:x="17.083cm" svg:y="10.204cm">
          <text:p text:style-name="P1"><text:span text:style-name="T3">один элемент из 3-его сте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1" draw:text-style-name="P2" draw:layer="layout" svg:width="4.53cm" svg:height="1.433cm" svg:x="19.53cm" svg:y="6.049cm">
          <text:p text:style-name="P1"><text:span text:style-name="T3">пока 1 и 2 стек не пу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2" draw:text-style-name="P2" draw:layer="layout" svg:width="5.214cm" svg:height="2.027cm" svg:x="8.292cm" svg:y="16.081cm">
          <text:p text:style-name="P1"><text:span text:style-name="T3">пока элемент из 3-его стека меньше элемента из 1-ого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3" draw:text-style-name="P2" draw:layer="layout" svg:width="3.535cm" svg:height="3.209cm" svg:x="8.714cm" svg:y="6.351cm">
          <text:p text:style-name="P1"><text:span text:style-name="T3">пока элемент из 3-его стека меньше 1-ого (на большее меньшее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4" draw:text-style-name="P2" draw:layer="layout" svg:width="6.096cm" svg:height="1.433cm" draw:transform="rotate (1.5707963267949) translate (28cm 12.5cm)">
          <text:p text:style-name="P1"><text:span text:style-name="T3">пока стек не отсортирован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7" xml:id="id1" draw:id="id1" draw:layer="layout" svg:x1="17cm" svg:y1="17.106cm" svg:x2="17cm" svg:y2="18.5cm">
          <text:p/>
        </draw:line>
        <draw:line draw:style-name="gr35" draw:text-style-name="P7" xml:id="id2" draw:id="id2" draw:layer="layout" svg:x1="17cm" svg:y1="0.5cm" svg:x2="17cm" svg:y2="1.452cm">
          <text:p/>
        </draw:line>
        <draw:connector draw:style-name="gr36" draw:text-style-name="P7" draw:layer="layout" draw:line-skew="9.999cm" svg:x1="17cm" svg:y1="18.5cm" svg:x2="17cm" svg:y2="0.5cm" draw:start-shape="id1" draw:start-glue-point="2" draw:end-shape="id2" draw:end-glue-point="0" svg:d="M17000 18500h10500v-18000h-10500" svg:viewBox="0 0 10501 18001">
          <text:p/>
        </draw:connector>
        <draw:frame draw:style-name="gr37" draw:text-style-name="P8" draw:layer="layout" svg:width="3.5cm" svg:height="1.343cm" svg:x="17cm" svg:y="13.657cm">
          <draw:text-box>
            <text:p><text:span text:style-name="T3">Элемент 3-его стека</text:span></text:p>
          </draw:text-box>
        </draw:frame>
        <draw:frame draw:style-name="gr38" draw:text-style-name="P9" draw:layer="layout" svg:width="3.99cm" svg:height="0.962cm" svg:x="1cm" svg:y="8.5cm">
          <draw:text-box>
            <text:p>Выход: стек</text:p>
          </draw:text-box>
        </draw:frame>
        <presentation:notes draw:style-name="dp2">
          <draw:page-thumbnail draw:style-name="gr3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12-21T18:38:12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Стили_20_стрелок_20_3" draw:display-name="Стили стрелок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Презентация PowerPoint</dc:title>
    <meta:initial-creator>Microsoft Office User</meta:initial-creator>
    <meta:editing-cycles>3</meta:editing-cycles>
    <meta:creation-date>2023-12-20T20:53:59</meta:creation-date>
    <dc:date>2023-12-21T19:07:44.310354043</dc:date>
    <meta:editing-duration>PT32M28S</meta:editing-duration>
    <meta:generator>LibreOffice/7.3.7.2$Linux_X86_64 LibreOffice_project/30$Build-2</meta:generator>
    <meta:document-statistic meta:object-count="76"/>
    <meta:user-defined meta:name="AppVersion">16.0000</meta:user-defined>
    <meta:user-defined meta:name="PresentationFormat">Широкоэкранный</meta:user-defined>
    <meta:user-defined meta:name="Slides" meta:value-type="float">1</meta:user-defined>
  </office:meta>
</office:document-meta>
</file>